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 style:writing-mode="rl-tb"/>
      <style:text-properties fo:color="#333333" fo:font-size="11pt" officeooo:rsid="0021d537" officeooo:paragraph-rsid="0021d537" style:font-size-asian="11pt" style:font-size-complex="11pt"/>
    </style:style>
    <style:style style:name="P2" style:family="paragraph" style:parent-style-name="Standard">
      <style:paragraph-properties fo:line-height="150%" fo:text-align="end" style:justify-single-word="false" style:writing-mode="rl-tb"/>
      <style:text-properties officeooo:rsid="001ed089" officeooo:paragraph-rsid="001ed089"/>
    </style:style>
    <style:style style:name="P3" style:family="paragraph" style:parent-style-name="Standard" style:list-style-name="L1">
      <style:paragraph-properties fo:line-height="150%" fo:text-align="end" style:justify-single-word="false" style:writing-mode="rl-tb"/>
      <style:text-properties officeooo:rsid="001ed089" officeooo:paragraph-rsid="001ed089"/>
    </style:style>
    <style:style style:name="P4" style:family="paragraph" style:parent-style-name="Standard">
      <style:paragraph-properties fo:line-height="150%" fo:text-align="center" style:justify-single-word="false" style:writing-mode="rl-tb"/>
      <style:text-properties fo:font-size="22pt" fo:font-weight="bold" officeooo:rsid="001ed089" officeooo:paragraph-rsid="001ed089" style:font-size-asian="22pt" style:font-weight-asian="bold" style:font-size-complex="22pt" style:font-weight-complex="bold"/>
    </style:style>
    <style:style style:name="P5" style:family="paragraph" style:parent-style-name="Standard">
      <style:paragraph-properties fo:line-height="150%" fo:text-align="end" style:justify-single-word="false" style:writing-mode="rl-tb"/>
      <style:text-properties fo:font-size="14pt" fo:font-weight="bold" officeooo:rsid="0020d2f7" officeooo:paragraph-rsid="0020d2f7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end" style:justify-single-word="false" style:writing-mode="rl-tb"/>
      <style:text-properties fo:font-size="14pt" fo:font-weight="bold" officeooo:paragraph-rsid="0021d537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end" style:justify-single-word="false" style:writing-mode="rl-tb"/>
      <style:text-properties officeooo:rsid="0020d2f7" officeooo:paragraph-rsid="0020d2f7"/>
    </style:style>
    <style:style style:name="P8" style:family="paragraph" style:parent-style-name="Standard" style:list-style-name="L2">
      <style:paragraph-properties fo:line-height="150%" fo:text-align="end" style:justify-single-word="false" style:writing-mode="rl-tb"/>
      <style:text-properties officeooo:rsid="0021589e" officeooo:paragraph-rsid="0021589e"/>
    </style:style>
    <style:style style:name="P9" style:family="paragraph" style:parent-style-name="Standard" style:list-style-name="L3">
      <style:paragraph-properties fo:line-height="150%" fo:text-align="end" style:justify-single-word="false" style:writing-mode="rl-tb"/>
      <style:text-properties officeooo:rsid="0021d537" officeooo:paragraph-rsid="0021d537"/>
    </style:style>
    <style:style style:name="P10" style:family="paragraph" style:parent-style-name="Standard">
      <style:paragraph-properties fo:line-height="150%" fo:text-align="end" style:justify-single-word="false" style:writing-mode="rl-tb"/>
      <style:text-properties officeooo:paragraph-rsid="001ed089"/>
    </style:style>
    <style:style style:name="P11" style:family="paragraph" style:parent-style-name="Standard">
      <style:paragraph-properties fo:line-height="150%" fo:text-align="end" style:justify-single-word="false" style:writing-mode="rl-tb"/>
      <style:text-properties officeooo:paragraph-rsid="0020d2f7"/>
    </style:style>
    <style:style style:name="P12" style:family="paragraph" style:parent-style-name="Standard" style:list-style-name="L2">
      <style:paragraph-properties fo:line-height="150%" fo:text-align="end" style:justify-single-word="false" style:writing-mode="rl-tb"/>
      <style:text-properties officeooo:paragraph-rsid="0021589e"/>
    </style:style>
    <style:style style:name="P13" style:family="paragraph" style:parent-style-name="Standard">
      <style:paragraph-properties fo:line-height="150%" fo:text-align="end" style:justify-single-word="false" style:writing-mode="rl-tb"/>
      <style:text-properties officeooo:paragraph-rsid="0021589e"/>
    </style:style>
    <style:style style:name="P14" style:family="paragraph" style:parent-style-name="Standard" style:list-style-name="L3">
      <style:paragraph-properties fo:line-height="150%" fo:text-align="end" style:justify-single-word="false" style:writing-mode="rl-tb"/>
      <style:text-properties officeooo:paragraph-rsid="0021d537"/>
    </style:style>
    <style:style style:name="T1" style:family="text">
      <style:text-properties officeooo:rsid="001ed089"/>
    </style:style>
    <style:style style:name="T2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3" style:family="text">
      <style:text-properties officeooo:rsid="0020d2f7"/>
    </style:style>
    <style:style style:name="T4" style:family="text">
      <style:text-properties officeooo:rsid="0021589e"/>
    </style:style>
    <style:style style:name="T5" style:family="text">
      <style:text-properties officeooo:rsid="0021d537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עיבוד שפות טבעיות – תרגיל בית 3</text:p>
      <text:p text:style-name="P2"><text:span text:style-name="T2">חלק 2 – חלוקה ליחידות סיווג</text:span></text:p>
      <text:p text:style-name="P10"><text:span text:style-name="T1">יצרתי מחלקה חדשה בשם Chunk, שמכילה את השדות:</text:span></text:p>
      <text:list xml:id="list1316838140" text:style-name="L1">
        <text:list-item>
          <text:p text:style-name="P3">gender – המגדר של הכותב/ת עבור המשפטים</text:p>
        </text:list-item>
        <text:list-item>
          <text:p text:style-name="P3">sentences – רשימה של אובייקטים של Sentence</text:p>
        </text:list-item>
      </text:list>
      <text:p text:style-name="P2">יצרתי גם מתודה ב-Corpus שעוברת על כל המשפטים ומחלקת אותם ל-chunks בגודל מוגדר של <text:s/>CHUNK_SIZE (במקרה שלנו, 10).</text:p>
      <text:p text:style-name="P2"/>
      <text:p text:style-name="P5">חלק 3 – יצירת מחלקה לסיווג</text:p>
      <text:p text:style-name="P11"><text:span text:style-name="T3">הוספתי למחלקה Classify את השדה corpus כך שהם יהיו מקושרים. בנוסף, המחלקה מכילה את כל ה-chunks שיש להם מגדר מוגדר ע"י סינון.</text:span></text:p>
      <text:p text:style-name="P11"/>
      <text:p text:style-name="P5">חלק 4 – סיווג</text:p>
      <text:p text:style-name="P7">על מנת ליצור ווקטור BoW בחרתי להתשמש ב-Tfidf. לאחר מעט מחקר על שתי השיטות, הבנתי ש-Tfidf היא גרסה משופרת של CountVectorizer.</text:p>
      <text:p text:style-name="P7"/>
      <text:p text:style-name="P11"><text:span text:style-name="T3">את ווקטור </text:span><text:span text:style-name="T4">המאפייינים</text:span><text:span text:style-name="T3"> יצרתי ע"פ המאפיינים הבאים:</text:span></text:p>
      <text:list xml:id="list3243043963" text:style-name="L2">
        <text:list-item>
          <text:p text:style-name="P8">מספר הטוקנים הממוצע למשפט</text:p>
        </text:list-item>
        <text:list-item>
          <text:p text:style-name="P8">מספר סימני הפיסוק הממוצע למשפט</text:p>
        </text:list-item>
        <text:list-item>
          <text:p text:style-name="P8">אורך מילה ממוצע במשפט</text:p>
        </text:list-item>
        <text:list-item>
          <text:p text:style-name="P12">יחס המילים הייחודיות (<text:span text:style-name="T4">amount</text:span> of unique / <text:span text:style-name="T4">amount of </text:span>words)</text:p>
        </text:list-item>
      </text:list>
      <text:p text:style-name="P13"/>
      <text:p text:style-name="P6"><text:span text:style-name="T5">שאלות:</text:span></text:p>
      <text:list xml:id="list2670807619" text:style-name="L3">
        <text:list-item>
          <text:p text:style-name="P14">האם היו הבדלים ב -percision ו-recall בין המחלקות? אם כן, מה ניתן להסיק מהם עבור כתיבה של נשים אל מול כתיבה של גברים? </text:p>
          <text:p text:style-name="P9">כגגכגכ</text:p>
        </text:list-item>
        <text:list-item>
          <text:p text:style-name="P9">האם תוצאות הסיווג הרגיל דומות לתוצאות ה-validation cross? בין אם כן ובין אם לאו, נסו לשער מדוע.</text:p>
          <text:p text:style-name="P9">דגדג</text:p>
          <text:p text:style-name="P9"/>
        </text:list-item>
        <text:list-item>
          <text:p text:style-name="P9"><text:soft-page-break/>איזה משני המודלים (זה המתבסס על BoW וזה שמתבסס על התכונות שאתן הגדרתן) הפיק דיוק גבוה יותר? מדוע?</text:p>
          <text:p text:style-name="P9">חלחלחל</text:p>
        </text:list-item>
        <text:list-item>
          <text:p text:style-name="P9">האם למשימה כזאת עדיף להשתמש כתכונות במילות תוכן או במילים דקדוקיות (פונקציונליות)? מדוע?</text:p>
          <text:p text:style-name="P9">אטאטאט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style:writing-mode="rl-tb"/>
      <style:text-properties fo:color="#333333" fo:font-size="11pt" officeooo:rsid="0021d537" officeooo:paragraph-rsid="0021d537" style:font-size-asian="11pt" style:font-size-complex="11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שחר טפלר</text:p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hahar Tefler</meta:initial-creator>
    <meta:creation-date>2022-04-30T12:48:09.875441164</meta:creation-date>
    <dc:date>2022-04-30T17:52:07.797412245</dc:date>
    <dc:creator>Shahar Tefler</dc:creator>
    <meta:editing-duration>PT1M5S</meta:editing-duration>
    <meta:editing-cycles>1</meta:editing-cycles>
    <meta:document-statistic meta:table-count="0" meta:image-count="0" meta:object-count="0" meta:page-count="2" meta:paragraph-count="25" meta:word-count="218" meta:character-count="1205" meta:non-whitespace-character-count="1014"/>
    <meta:generator>LibreOffice/6.4.7.2$Linux_X86_64 LibreOffice_project/40$Build-2</meta:generator>
  </office:meta>
</office:document-meta>
</file>